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7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8" style:family="paragraph" style:parent-style-name="Text_20_body">
      <style:text-properties fo:font-weight="normal" officeooo:paragraph-rsid="00f807ce" style:font-weight-asian="normal" style:font-weight-complex="normal"/>
    </style:style>
    <style:style style:name="P9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0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1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3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4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5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7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P18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9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20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8e7701"/>
    </style:style>
    <style:style style:name="T4" style:family="text">
      <style:text-properties officeooo:rsid="00c3625f"/>
    </style:style>
    <style:style style:name="T5" style:family="text">
      <style:text-properties officeooo:rsid="00cbca62"/>
    </style:style>
    <style:style style:name="T6" style:family="text">
      <style:text-properties officeooo:rsid="00f43fdb"/>
    </style:style>
    <style:style style:name="T7" style:family="text">
      <style:text-properties officeooo:rsid="00f8e80b"/>
    </style:style>
    <style:style style:name="T8" style:family="text">
      <style:text-properties officeooo:rsid="0103b21e"/>
    </style:style>
    <style:style style:name="T9" style:family="text">
      <style:text-properties officeooo:rsid="01059c66"/>
    </style:style>
    <style:style style:name="T10" style:family="text">
      <style:text-properties officeooo:rsid="0109aef5"/>
    </style:style>
    <style:style style:name="T11" style:family="text">
      <style:text-properties officeooo:rsid="0114861f"/>
    </style:style>
    <style:style style:name="T12" style:family="text">
      <style:text-properties officeooo:rsid="0115c597"/>
    </style:style>
    <style:style style:name="T13" style:family="text">
      <style:text-properties officeooo:rsid="00065d6c"/>
    </style:style>
    <style:style style:name="T14" style:family="text">
      <style:text-properties officeooo:rsid="00f807ce"/>
    </style:style>
    <style:style style:name="T15" style:family="text">
      <style:text-properties officeooo:rsid="015427ae"/>
    </style:style>
    <style:style style:name="T16" style:family="text">
      <style:text-properties officeooo:rsid="0164e3b7"/>
    </style:style>
    <style:style style:name="T17" style:family="text">
      <style:text-properties officeooo:rsid="0179b94e"/>
    </style:style>
    <style:style style:name="T18" style:family="text">
      <style:text-properties officeooo:rsid="02552e66"/>
    </style:style>
    <style:style style:name="T19" style:family="text">
      <style:text-properties officeooo:rsid="02a4e322"/>
    </style:style>
    <style:style style:name="T20" style:family="text">
      <style:text-properties officeooo:rsid="02b315e6"/>
    </style:style>
    <style:style style:name="T21" style:family="text">
      <style:text-properties officeooo:rsid="03152454"/>
    </style:style>
    <style:style style:name="T22" style:family="text">
      <style:text-properties officeooo:rsid="03328812"/>
    </style:style>
    <style:style style:name="T23" style:family="text">
      <style:text-properties officeooo:rsid="0337a579"/>
    </style:style>
    <style:style style:name="T24" style:family="text">
      <style:text-properties officeooo:rsid="0358fc3a"/>
    </style:style>
    <style:style style:name="T25" style:family="text">
      <style:text-properties officeooo:rsid="035bf411"/>
    </style:style>
    <style:style style:name="T26" style:family="text">
      <style:text-properties officeooo:rsid="035c42dc"/>
    </style:style>
    <style:style style:name="T27" style:family="text">
      <style:text-properties officeooo:rsid="0367e11b"/>
    </style:style>
    <style:style style:name="T28" style:family="text">
      <style:text-properties officeooo:rsid="036d2120"/>
    </style:style>
    <style:style style:name="T29" style:family="text">
      <style:text-properties officeooo:rsid="037bea4f"/>
    </style:style>
    <style:style style:name="T30" style:family="text">
      <style:text-properties officeooo:rsid="037ede86"/>
    </style:style>
    <style:style style:name="T31" style:family="text">
      <style:text-properties officeooo:rsid="0381d376"/>
    </style:style>
    <style:style style:name="T32" style:family="text">
      <style:text-properties officeooo:rsid="03854a6f"/>
    </style:style>
    <style:style style:name="T33" style:family="text">
      <style:text-properties officeooo:rsid="0387c6ea"/>
    </style:style>
    <style:style style:name="T34" style:family="text">
      <style:text-properties officeooo:rsid="03880b35"/>
    </style:style>
    <style:style style:name="T35" style:family="text">
      <style:text-properties officeooo:rsid="038f56be"/>
    </style:style>
    <style:style style:name="T36" style:family="text">
      <style:text-properties officeooo:rsid="039148e9"/>
    </style:style>
    <style:style style:name="T37" style:family="text">
      <style:text-properties officeooo:rsid="039315c9"/>
    </style:style>
    <style:style style:name="T38" style:family="text">
      <style:text-properties officeooo:rsid="03943a21"/>
    </style:style>
    <style:style style:name="T39" style:family="text">
      <style:text-properties officeooo:rsid="0394b556"/>
    </style:style>
    <style:style style:name="T40" style:family="text">
      <style:text-properties officeooo:rsid="03991bc7"/>
    </style:style>
    <style:style style:name="T41" style:family="text">
      <style:text-properties officeooo:rsid="03ade3db"/>
    </style:style>
    <style:style style:name="T42" style:family="text">
      <style:text-properties officeooo:rsid="03afa870"/>
    </style:style>
    <style:style style:name="T43" style:family="text">
      <style:text-properties officeooo:rsid="03b1fdb5"/>
    </style:style>
    <style:style style:name="T44" style:family="text">
      <style:text-properties officeooo:rsid="03b2fb78"/>
    </style:style>
    <style:style style:name="T45" style:family="text">
      <style:text-properties officeooo:rsid="03b47e1f"/>
    </style:style>
    <style:style style:name="T46" style:family="text">
      <style:text-properties officeooo:rsid="03b74e28"/>
    </style:style>
    <style:style style:name="T47" style:family="text">
      <style:text-properties officeooo:rsid="03cb71d6"/>
    </style:style>
    <style:style style:name="T48" style:family="text">
      <style:text-properties officeooo:rsid="03cbca06"/>
    </style:style>
    <style:style style:name="T49" style:family="text">
      <style:text-properties officeooo:rsid="03cd1660"/>
    </style:style>
    <style:style style:name="T50" style:family="text">
      <style:text-properties officeooo:rsid="03d836cd"/>
    </style:style>
    <style:style style:name="T51" style:family="text">
      <style:text-properties officeooo:rsid="03de6916"/>
    </style:style>
    <style:style style:name="T52" style:family="text">
      <style:text-properties officeooo:rsid="03e16d6b"/>
    </style:style>
    <style:style style:name="T53" style:family="text">
      <style:text-properties officeooo:rsid="03e37b42"/>
    </style:style>
    <style:style style:name="T54" style:family="text">
      <style:text-properties officeooo:rsid="03e474da"/>
    </style:style>
    <style:style style:name="T55" style:family="text">
      <style:text-properties officeooo:rsid="03e6fe35"/>
    </style:style>
    <style:style style:name="T56" style:family="text">
      <style:text-properties officeooo:rsid="03e89be1"/>
    </style:style>
    <style:style style:name="T57" style:family="text">
      <style:text-properties officeooo:rsid="03e8b1ba"/>
    </style:style>
    <style:style style:name="T58" style:family="text">
      <style:text-properties officeooo:rsid="03eaba53"/>
    </style:style>
    <style:style style:name="T59" style:family="text">
      <style:text-properties officeooo:rsid="03eba2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tab/>Website Software Versions</text:h>
      <text:p text:style-name="P2">Active Presenter: <text:span text:style-name="T4">8.</text:span><text:span text:style-name="T21">5.</text:span><text:span text:style-name="T52">7</text:span></text:p>
      <text:p text:style-name="P3">LibreOffice: <text:span text:style-name="T16">7.</text:span><text:span text:style-name="T40">3.</text:span><text:span text:style-name="T56">4</text:span></text:p>
      <text:p text:style-name="P4"><text:span text:style-name="T13">Thunderbird: </text:span><text:span text:style-name="T58">102.0</text:span></text:p>
      <text:p text:style-name="P3">VLC: 3.0.<text:span text:style-name="T11">1</text:span><text:span text:style-name="T47">7.3</text:span></text:p>
      <text:p text:style-name="P3">DVDStyler: 3.<text:span text:style-name="T23">2.</text:span><text:span text:style-name="T29">1</text:span></text:p>
      <text:p text:style-name="P3">GIMP: 2.10.<text:span text:style-name="T36">3</text:span><text:span text:style-name="T56">2</text:span></text:p>
      <text:p text:style-name="P3">OpenShot: <text:span text:style-name="T1">2.</text:span><text:span text:style-name="T25">6.</text:span><text:span text:style-name="T27">1</text:span></text:p>
      <text:p text:style-name="P5"><text:span text:style-name="T13">Audacity: </text:span><text:span text:style-name="T19">3.</text:span><text:span text:style-name="T29">1.</text:span><text:span text:style-name="T37">3</text:span></text:p>
      <text:p text:style-name="P3">Paint.net: 4.<text:span text:style-name="T28">3.</text:span><text:span text:style-name="T43">1</text:span><text:span text:style-name="T53">1</text:span></text:p>
      <text:p text:style-name="P3">MakeMKV: 1.1<text:span text:style-name="T58">7.0</text:span></text:p>
      <text:p text:style-name="P20">SMPlayer: <text:span text:style-name="T8">2</text:span><text:span text:style-name="T41">2.2.0</text:span></text:p>
      <text:p text:style-name="P6">Kdenlive: <text:span text:style-name="T12">2</text:span><text:span text:style-name="T50">2.04.</text:span><text:span text:style-name="T56">2</text:span></text:p>
      <text:p text:style-name="P7">Ubuntu Server: 2<text:span text:style-name="T48">2.04</text:span></text:p>
      <text:p text:style-name="P3">Fedora: 3<text:span text:style-name="T51">6</text:span></text:p>
      <text:p text:style-name="P8"><text:span text:style-name="T14">CloudReady </text:span><text:span text:style-name="T7">(Image)</text:span><text:span text:style-name="T14">: </text:span><text:span text:style-name="T26">9</text:span><text:span text:style-name="T42">6.</text:span><text:span text:style-name="T45">4.</text:span><text:span text:style-name="T51">86</text:span></text:p>
      <text:p text:style-name="P3">Linux Mint: <text:span text:style-name="T15">20.</text:span><text:span text:style-name="T38">3</text:span></text:p>
      <text:p text:style-name="P18">Kubuntu: <text:span text:style-name="T9">2</text:span><text:span text:style-name="T48">2.04</text:span></text:p>
      <text:p text:style-name="P19">Fedora lxqt: 36</text:p>
      <text:p text:style-name="P9">Manjaro: 2<text:span text:style-name="T20">1.</text:span><text:span text:style-name="T59">3.1 (Link To Website)</text:span></text:p>
      <text:p text:style-name="P10">Arch: <text:span text:style-name="T54">6</text:span><text:span text:style-name="T49">/1</text:span><text:span text:style-name="T40">/22</text:span></text:p>
      <text:p text:style-name="P11">Debian (Stable): 1<text:span text:style-name="T24">1.</text:span><text:span text:style-name="T46">3.0</text:span></text:p>
      <text:p text:style-name="P12">OpenSuse (Leap): 15.<text:span text:style-name="T57">4</text:span></text:p>
      <text:p text:style-name="P13">Visual Studio: 20<text:span text:style-name="T31">22<text:tab/></text:span></text:p>
      <text:p text:style-name="P14">FileZilla Client: 3.<text:span text:style-name="T54">60.1</text:span></text:p>
      <text:p text:style-name="P15">Notepad ++: <text:span text:style-name="T22">8.</text:span><text:span text:style-name="T49">4.</text:span><text:span text:style-name="T55">2</text:span></text:p>
      <text:p text:style-name="P15">Brackets: <text:span text:style-name="T33">Pre-Release </text:span><text:span text:style-name="T34">2.0.</text:span><text:span text:style-name="T35">1</text:span></text:p>
      <text:p text:style-name="P15">Rufus: 3.<text:span text:style-name="T10">1</text:span><text:span text:style-name="T44">8</text:span></text:p>
      <text:p text:style-name="P16">VirtualBox: 6.<text:span text:style-name="T3">1.</text:span><text:span text:style-name="T32">3</text:span><text:span text:style-name="T48">4</text:span></text:p>
      <text:p text:style-name="P15"><text:soft-page-break/>Sharex: <text:span text:style-name="T2">13.</text:span><text:span text:style-name="T39">7.0</text:span></text:p>
      <text:p text:style-name="P15">XDM:<text:span text:style-name="T6"> 7.2.1</text:span><text:span text:style-name="T17">1</text:span></text:p>
      <text:p text:style-name="P15">Vivaldi: <text:span text:style-name="T35">5.</text:span><text:span text:style-name="T54">3</text:span></text:p>
      <text:p text:style-name="P15">7-zip: <text:span text:style-name="T5">2</text:span><text:span text:style-name="T18">1.0</text:span><text:span text:style-name="T30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7-11T20:10:12.349561279</dc:date>
    <meta:editing-duration>P2DT5H52S</meta:editing-duration>
    <meta:editing-cycles>462</meta:editing-cycles>
    <meta:generator>LibreOffice/7.0.4.2$Linux_X86_64 LibreOffice_project/00$Build-2</meta:generator>
    <meta:document-statistic meta:table-count="0" meta:image-count="0" meta:object-count="0" meta:page-count="2" meta:paragraph-count="33" meta:word-count="81" meta:character-count="579" meta:non-whitespace-character-count="529"/>
  </office:meta>
</office:document-meta>
</file>